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681cm"/>
    </style:style>
    <style:style style:name="co4" style:family="table-column">
      <style:table-column-properties fo:break-before="auto" style:column-width="4.251cm"/>
    </style:style>
    <style:style style:name="co5" style:family="table-column">
      <style:table-column-properties fo:break-before="auto" style:column-width="15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42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8 factors - exc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abel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factor meaning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10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table:style-name="Default"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ice quality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ice quality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8 factors - AL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abel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factor meaning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10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ice quality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ice quality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7 factors - exc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abel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factor meaning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10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7 factors - AL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6379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abel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factor meaning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10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16381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16381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1638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1638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16381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1638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1638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1638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1638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1638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16381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1638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1638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1638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1638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1638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 factors - excl" table:style-name="ta1">
        <table:table-column table:style-name="co1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abel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factor meaning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 quality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6 factors - ALL" table:style-name="ta1">
        <table:table-column table:style-name="co1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6379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abel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factor meaning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16381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16381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1638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1638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16381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1638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1638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1638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1638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1638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1638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1638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1638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1638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1638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1638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 factors - excl" table:style-name="ta1">
        <table:table-column table:style-name="co1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abel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factor meaning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ice range</text:p>
          </table:table-cell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ice range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ury products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ury products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ury products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ury products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string" calcext:value-type="string">
            <text:p>excl</text:p>
          </table:table-cell>
          <table:table-cell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5 factors - ALL" table:style-name="ta1">
        <table:table-column table:style-name="co1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abel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factor meaning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ury products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ury products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ury products</text:p>
          </table:table-cell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ury products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ury product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ping experience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8 factors - excl'.A1:'8 factors - excl'.E4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8 factors - ALL'.A1:'8 factors - ALL'.E46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'7 factors - excl'.A1:'7 factors - excl'.E46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'7 factors - ALL'.A1:'7 factors - ALL'.E46" table:display-filter-buttons="true">
          <table:sort>
            <table:sort-by table:field-number="3" table:data-type="automatic"/>
          </table:sort>
        </table:database-range>
        <table:database-range table:name="__Anonymous_Sheet_DB__4" table:target-range-address="'6 factors - excl'.A1:'6 factors - excl'.E46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'6 factors - ALL'.A1:'6 factors - ALL'.E46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5 factors - excl'.A1:'5 factors - excl'.E46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'5 factors - ALL'.A1:'5 factors - ALL'.E4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8:47:08.669979023</meta:creation-date>
    <dc:date>2023-04-30T16:35:36.147460870</dc:date>
    <meta:editing-duration>P17DT11H47M45S</meta:editing-duration>
    <meta:editing-cycles>6</meta:editing-cycles>
    <meta:generator>LibreOffice/7.4.6.2$MacOSX_AARCH64 LibreOffice_project/5b1f5509c2decdade7fda905e3e1429a67acd63d</meta:generator>
    <meta:document-statistic meta:table-count="8" meta:cell-count="1456" meta:object-count="0"/>
    <meta:user-defined meta:name=""/>
  </office:meta>
</office:document-meta>
</file>